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84EC00000C7600000279FE8637E8.svg" manifest:media-type="image/svg+xml"/>
  <manifest:file-entry manifest:full-path="Pictures/10000001000000B50000002436E4EF52.png" manifest:media-type="image/png"/>
  <manifest:file-entry manifest:full-path="Pictures/100000010000001400000014BD32170F.png" manifest:media-type="image/png"/>
  <manifest:file-entry manifest:full-path="Pictures/10000E1F0000016000000168023E5F5E.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fo:font-weight="bold" officeooo:rsid="001f4e9b" officeooo:paragraph-rsid="001f4e9b" fo:background-color="transparent" style:font-weight-asian="bold" style:font-weight-complex="bold"/>
    </style:style>
    <style:style style:name="P2" style:family="paragraph" style:parent-style-name="Subtitle">
      <style:text-properties officeooo:rsid="001f4e9b" officeooo:paragraph-rsid="002a4063"/>
    </style:style>
    <style:style style:name="P3" style:family="paragraph" style:parent-style-name="Subtitle">
      <style:text-properties officeooo:rsid="001f4e9b" officeooo:paragraph-rsid="0022bccb"/>
    </style:style>
    <style:style style:name="P4" style:family="paragraph" style:parent-style-name="Subtitle">
      <style:text-properties officeooo:rsid="001f4e9b" officeooo:paragraph-rsid="001f4e9b"/>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Text_20_body">
      <style:text-properties officeooo:rsid="0022bccb" officeooo:paragraph-rsid="0022bccb"/>
    </style:style>
    <style:style style:name="P7" style:family="paragraph" style:parent-style-name="Text_20_body">
      <style:text-properties officeooo:paragraph-rsid="003017d0"/>
    </style:style>
    <style:style style:name="P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ent-style-name="Text_20_body">
      <style:text-properties officeooo:rsid="00314f40" officeooo:paragraph-rsid="00314f40"/>
    </style:style>
    <style:style style:name="P10" style:family="paragraph" style:parent-style-name="Text_20_body">
      <style:text-properties fo:font-style="italic" officeooo:rsid="00314f40" officeooo:paragraph-rsid="00314f40" style:font-style-asian="italic" style:font-style-complex="italic"/>
    </style:style>
    <style:style style:name="P11" style:family="paragraph" style:parent-style-name="Text_20_body">
      <style:text-properties officeooo:rsid="0032e00d" officeooo:paragraph-rsid="0032e00d"/>
    </style:style>
    <style:style style:name="P12" style:family="paragraph" style:parent-style-name="Text_20_body">
      <style:text-properties fo:font-style="italic" officeooo:rsid="0032e00d" officeooo:paragraph-rsid="0032e00d" style:font-style-asian="italic" style:font-style-complex="italic"/>
    </style:style>
    <style:style style:name="P13" style:family="paragraph" style:parent-style-name="Text_20_body">
      <style:text-properties officeooo:rsid="0032e00d" officeooo:paragraph-rsid="003396ed"/>
    </style:style>
    <style:style style:name="P14" style:family="paragraph" style:parent-style-name="Text_20_body">
      <style:text-properties officeooo:rsid="003396ed" officeooo:paragraph-rsid="003396ed"/>
    </style:style>
    <style:style style:name="P15" style:family="paragraph" style:parent-style-name="Text_20_body">
      <style:text-properties fo:font-style="italic" officeooo:rsid="003396ed" officeooo:paragraph-rsid="003396ed" style:font-style-asian="italic" style:font-style-complex="italic"/>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officeooo:rsid="003396ed" officeooo:paragraph-rsid="0034c2bd"/>
    </style:style>
    <style:style style:name="P18" style:family="paragraph" style:parent-style-name="Standard">
      <style:text-properties officeooo:paragraph-rsid="0034c2bd"/>
    </style:style>
    <style:style style:name="P19" style:family="paragraph" style:parent-style-name="Text_20_body">
      <style:text-properties officeooo:rsid="0034c2bd" officeooo:paragraph-rsid="0034c2bd"/>
    </style:style>
    <style:style style:name="P20" style:family="paragraph" style:parent-style-name="Text_20_body">
      <style:text-properties fo:font-style="italic" officeooo:paragraph-rsid="0034c2bd" style:font-style-asian="italic" style:font-style-complex="italic"/>
    </style:style>
    <style:style style:name="P21" style:family="paragraph" style:parent-style-name="Text_20_body">
      <style:text-properties officeooo:paragraph-rsid="001f4e9b" fo:background-color="#fff200"/>
    </style:style>
    <style:style style:name="T1" style:family="text">
      <style:text-properties officeooo:rsid="0022bccb"/>
    </style:style>
    <style:style style:name="T2" style:family="text">
      <style:text-properties officeooo:rsid="002a4063"/>
    </style:style>
    <style:style style:name="T3" style:family="text">
      <style:text-properties officeooo:rsid="0024814e"/>
    </style:style>
    <style:style style:name="T4" style:family="text">
      <style:text-properties officeooo:rsid="00294dfa"/>
    </style:style>
    <style:style style:name="T5" style:family="text">
      <style:text-properties officeooo:rsid="002ca71b"/>
    </style:style>
    <style:style style:name="T6" style:family="text">
      <style:text-properties officeooo:rsid="002de119"/>
    </style:style>
    <style:style style:name="T7" style:family="text">
      <style:text-properties fo:font-style="italic" officeooo:rsid="002de119" style:font-style-asian="italic" style:font-style-complex="italic"/>
    </style:style>
    <style:style style:name="T8" style:family="text">
      <style:text-properties officeooo:rsid="003017d0"/>
    </style:style>
    <style:style style:name="T9" style:family="text">
      <style:text-properties style:text-position="0% 100%" officeooo:rsid="003017d0"/>
    </style:style>
    <style:style style:name="T10" style:family="text">
      <style:text-properties style:text-position="0% 100%" officeooo:rsid="00309ca3"/>
    </style:style>
    <style:style style:name="T11" style:family="text">
      <style:text-properties fo:font-style="italic" style:font-style-asian="italic" style:font-style-complex="italic"/>
    </style:style>
    <style:style style:name="T12" style:family="text">
      <style:text-properties officeooo:rsid="0032e00d"/>
    </style:style>
    <style:style style:name="T13" style:family="text">
      <style:text-properties fo:font-style="italic" officeooo:rsid="0032e00d"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32e00d" style:font-weight-asian="bold" style:font-weight-complex="bold"/>
    </style:style>
    <style:style style:name="T16" style:family="text">
      <style:text-properties officeooo:rsid="00314f40"/>
    </style:style>
    <style:style style:name="T17" style:family="text">
      <style:text-properties style:text-position="0% 100%"/>
    </style:style>
    <style:style style:name="T18" style:family="text">
      <style:text-properties style:text-position="0% 100%" fo:font-style="normal" style:font-style-asian="normal" style:font-style-complex="normal"/>
    </style:style>
    <style:style style:name="T19" style:family="text">
      <style:text-properties style:text-position="0% 100%" fo:font-style="italic" style:font-style-asian="italic" style:font-style-complex="italic"/>
    </style:style>
    <style:style style:name="T20" style:family="text">
      <style:text-properties style:text-position="0% 100%" officeooo:rsid="0034c2bd"/>
    </style:style>
    <style:style style:name="T21" style:family="text">
      <style:text-properties style:text-position="0% 100%" fo:font-style="italic" officeooo:rsid="0034c2bd" style:font-style-asian="italic" style:font-style-complex="italic"/>
    </style:style>
    <style:style style:name="T22" style:family="text">
      <style:text-properties style:text-position="0% 100%" officeooo:rsid="003396ed"/>
    </style:style>
    <style:style style:name="T23" style:family="text">
      <style:text-properties style:text-position="0% 100%" fo:font-style="italic" officeooo:rsid="003396ed" style:font-style-asian="italic" style:font-style-complex="italic"/>
    </style:style>
    <style:style style:name="T24" style:family="text">
      <style:text-properties style:text-position="0% 100%" fo:font-weight="bold" style:font-weight-asian="bold" style:font-weight-complex="bold"/>
    </style:style>
    <style:style style:name="T25" style:family="text">
      <style:text-properties officeooo:rsid="003396ed"/>
    </style:style>
    <style:style style:name="T26" style:family="text">
      <style:text-properties fo:font-style="italic" officeooo:rsid="003396ed" style:font-style-asian="italic" style:font-style-complex="italic"/>
    </style:style>
    <style:style style:name="T27" style:family="text">
      <style:text-properties officeooo:rsid="0034c2bd"/>
    </style:style>
    <style:style style:name="T28" style:family="text">
      <style:text-properties fo:font-style="italic" officeooo:rsid="0034c2bd" style:font-style-asian="italic" style:font-style-complex="italic"/>
    </style:style>
    <style:style style:name="T29" style:family="text">
      <style:text-properties officeooo:rsid="003551db"/>
    </style:style>
    <style:style style:name="T30" style:family="text">
      <style:text-properties fo:font-weight="bold" officeooo:rsid="0034c2bd" style:font-weight-asian="bold" style:font-weight-complex="bold"/>
    </style:style>
    <style:style style:name="T31" style:family="text">
      <style:text-properties officeooo:rsid="001f4e9b"/>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text:span text:style-name="T1">Juniora</text:span>ufgabe 1: <text:span text:style-name="T1">Quadratisch, praktisch, grün</text:span><text:reference-mark-end text:name="Aufgabe"/></text:p>
      <text:p text:style-name="P2">Team-ID: <text:reference-mark-start text:name="TeamId"/><text:span text:style-name="T2">00079</text:span><text:reference-mark-end text:name="TeamId"/></text:p>
      <text:p text:style-name="P3">Team: <text:span text:style-name="T1">Constantin Reinhold</text:span></text:p>
      <text:p text:style-name="P4">Bearbeiter/-innen dieser Aufgabe:<text:line-break/><text:span text:style-name="T1">Constantin Reinhold</text:span></text:p>
      <text:p text:style-name="P4"><text:date style:data-style-name="N46" text:date-value="2024-09-05T09:29:42.040999853" text:fixed="true">5. September 2024</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2234_4178761632" text:style-name="Index_20_Link" text:visited-style-name="Index_20_Link">Umsetzung<text:tab/>2</text:a></text:p>
          <text:p text:style-name="P5"><text:a xlink:type="simple" xlink:href="#__RefHeading___Toc2236_4178761632" text:style-name="Index_20_Link" text:visited-style-name="Index_20_Link">Beispiele<text:tab/>2</text:a></text:p>
          <text:p text:style-name="P5"><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text:bookmark-end text:name="__RefHeading___Toc2232_4178761632"/></text:h>
      <text:p text:style-name="P6">Das Grundstück soll in möglichst quadratische <text:span text:style-name="T3">Felder</text:span> aufgeteilt werden, das heißt die Differenz zwischen <text:span text:style-name="T3">den Höhe und der Breite eines Feldes sollte möglichst gering sein. </text:span><text:span text:style-name="T4">Außerdem nimmt die Lösungidee an, dass alle Felder gleich groß sein müssen </text:span><text:span text:style-name="T5">und es bevorzugt wird, dass möglichst so viele Felder wie Interessenten entstehen. Die Differenz zwischen der Anzahl an Feldern und Anzahl an Interessenten möglichst gering ist.</text:span></text:p>
      <text:p text:style-name="P7"><text:span text:style-name="T5">Die Lösungsidee basiert auf der mathematischen Idee, dass jede Zahl die keine Primzahl ist in eine Multiplikationsaufgabe zerlegt werden kann. </text:span><text:span text:style-name="T6">Sollte die Zahl eine Primzahl sein addieren wir 1 und nutzen die </text:span><text:a xlink:type="simple" xlink:href="https://de.wikipedia.org/wiki/Primzahllücke" text:style-name="Internet_20_link" text:visited-style-name="Visited_20_Internet_20_Link"><text:span text:style-name="T6">Primzahllücke</text:span></text:a><text:span text:style-name="T6"> die besagt, dass die Differenz zweier aufeinanderfolgender Primzahlen mindestens 2 ist. Wir können somit ausschließen, dass wir erneut eine Primzahl erhalten. Die einzige Ausnahme sind die Primzahlen 2 und 3. Dies ist kein Problem, denn wenn die Anzahl an Interessenten kleiner als 10 ist können wir sowieso nicht 1 addieren, da wir höchstens 10% mehr Felder als Interessenten haben dürfen und </text:span><text:span text:style-name="T7">x &lt; 10, x + 1 &gt; x * 1,1</text:span><text:span text:style-name="T6">. Im Fall, dass die Anzahl der Interessenten kleiner als 10 und eine Primzahl ist, ist die beste Aufteilung immer die Anzahl der Interessenten x 1 wobei jedes Feld die längere Seite (Höhe oder Breite) geteilt durch die Anzahl der Interessenten x die kürzere Seite entspricht. Jetzt wo wir sicher sind, dass wir unsere Anzahl an Feldern in die wir aufteilen wollen keine Primzahl ist können wir die optimale Aufteilung berechnen. Wir berechnen die optimale Anzahl an horizontalen Aufteilungen mit der </text:span><text:span text:style-name="T8">Formel </text:span><text:span text:style-name="T9"><draw:frame text:anchor-type="as-char" svg:y="-0.202in" draw:z-index="0" draw:name="Shape1" draw:style-name="gr1" draw:text-style-name="P8" svg:width="1.5071in" svg:height="0.298in"><draw:image xlink:href="Pictures/100084EC00000C7600000279FE8637E8.svg" xlink:type="simple" xlink:show="embed" xlink:actuate="onLoad" draw:mime-type="image/svg+xml"><text:p/></draw:image><draw:image xlink:href="Pictures/10000001000000B50000002436E4EF52.png" xlink:type="simple" xlink:show="embed" xlink:actuate="onLoad" draw:mime-type="image/png"/><svg:title>TexMaths</svg:title><svg:desc>12§inline§\sqrt{\frac{Breite*Interessenten}{Höhe}}§svg§600§FALSE§</svg:desc></draw:frame></text:span><text:span text:style-name="T9">. </text:span><text:span text:style-name="T10">Wir runden dies auf den nächsten Integer, denn wir können das Grundstück nicht in z.B. 3,46 Felder aufteilen. Dann suchen wir den nächsten möglichen Teiler der Anzahl der </text:span><text:soft-page-break/><text:span text:style-name="T10">Interessenten. Im Fall von 3,46 würden wir also auf 3 abrunden und der nächste Teiler von sagen wir 24 ist 4. Das ist also unsere optimale horizontale Aufteilung. Danach können wir die vertikale Aufteilung sowie die individuelle Feldgröße berechnen.</text:span></text:p>
      <text:h text:style-name="Heading_20_1" text:outline-level="1"><text:bookmark-start text:name="__RefHeading___Toc2234_4178761632"/>Umsetzung<text:bookmark-end text:name="__RefHeading___Toc2234_4178761632"/></text:h>
      <text:p text:style-name="P9">Die Datei wird mit</text:p>
      <text:p text:style-name="P9"><text:s text:c="4"/><text:span text:style-name="T11">with open(filename, ‘r’) as file:</text:span></text:p>
      <text:p text:style-name="P10"><text:s text:c="8"/>lines = file.readlines()</text:p>
      <text:p text:style-name="P9">eingelesen und die Werte werden in den Variablen Interessenten, Höhe und Breite gespeichert.</text:p>
      <text:p text:style-name="P9">Als nächste überprüfen wir ob Interessenten eine Primzahl ist, dazu nutzen wir Trial Division wie <text:a xlink:type="simple" xlink:href="https://en.wikipedia.org/wiki/Trial_division" text:style-name="Internet_20_link" text:visited-style-name="Visited_20_Internet_20_Link">hier </text:a>beschrieben. Wenn Interessenten eine Primzahl ist und unter 10 <text:span text:style-name="T12">gibt es zwei Möglichkeiten. Ist die </text:span><text:span text:style-name="T13">Höhe &gt; Breite</text:span><text:span text:style-name="T12"> ist es besser, das Grundstück horizontal zu teilen, andernfalls ist es besser vertikal zu teilen. Wir</text:span> geben als beste Aufteilung <text:span text:style-name="T12">also entweder</text:span></text:p>
      <text:p text:style-name="P10"><text:span text:style-name="T14">Horizontale Aufteilungen:</text:span> Interessenten, <text:span text:style-name="T15">vertikale </text:span><text:span text:style-name="T14">Aufteilungen:</text:span> 1, <text:span text:style-name="T15">beste </text:span><text:span text:style-name="T14">Feld</text:span><text:span text:style-name="T15">höhe</text:span><text:span text:style-name="T14">:</text:span> Höhe / Interessenten, <text:span text:style-name="T15">beste </text:span><text:span text:style-name="T14">Feld</text:span><text:span text:style-name="T15">breite</text:span><text:span text:style-name="T14">:</text:span> Breite</text:p>
      <text:p text:style-name="P11">oder</text:p>
      <text:p text:style-name="P12"><text:span text:style-name="T14">Horizontale Aufteilungen:</text:span> 1, <text:span text:style-name="T14">vertikale Aufteilungen:</text:span> Interessenten, <text:span text:style-name="T14">beste Feldhöhe: </text:span>Höhe, <text:span text:style-name="T14">beste Feldbreite: </text:span>Breite / Interessenten</text:p>
      <text:p text:style-name="P11">zurück. <text:span text:style-name="T16">Sollte Interessenten eine Primzahl sein, 10 jedoch nicht unterschreiten addieren </text:span>wir 1.</text:p>
      <text:p text:style-name="P11">Danach berechnen wir die mathematisch beste Anzahl an horizontalen Aufteilungen mit der Formel <text:span text:style-name="T9"><draw:frame text:anchor-type="as-char" svg:y="-0.202in" draw:z-index="1" draw:name="Shape 1" draw:style-name="gr1" draw:text-style-name="P8" svg:width="1.5071in" svg:height="0.298in"><draw:image xlink:href="Pictures/100084EC00000C7600000279FE8637E8.svg" xlink:type="simple" xlink:show="embed" xlink:actuate="onLoad" draw:mime-type="image/svg+xml"><text:p/></draw:image><draw:image xlink:href="Pictures/10000001000000B50000002436E4EF52.png" xlink:type="simple" xlink:show="embed" xlink:actuate="onLoad" draw:mime-type="image/png"/><svg:title>TexMaths</svg:title><svg:desc>12§inline§\sqrt{\frac{Breite*Interessenten}{Höhe}}§svg§600§FALSE§</svg:desc></draw:frame></text:span><text:span text:style-name="T9">, </text:span><text:span text:style-name="T17">implementiert sieht dies folgendermaßen aus:</text:span></text:p>
      <text:p text:style-name="P11"><text:s text:c="4"/><text:span text:style-name="T11">optimale_horizontale_Aufteilungen = math.sqrt((Breite*Interessente)/Höhe)</text:span></text:p>
      <text:p text:style-name="P13">Wir nutzen hier die <text:span text:style-name="T11">sqrt()</text:span> Methode aus dem <text:span text:style-name="T11">math </text:span>Modul da Python <text:span text:style-name="T18"><draw:frame text:anchor-type="as-char" svg:y="-0.1701in" draw:z-index="2" draw:style-name="gr3" draw:text-style-name="P8" svg:width="0.1661in" svg:height="0.1705in"><draw:image xlink:href="Pictures/10000E1F0000016000000168023E5F5E.svg" xlink:type="simple" xlink:show="embed" xlink:actuate="onLoad" draw:mime-type="image/svg+xml"><text:p/></draw:image><draw:image xlink:href="Pictures/100000010000001400000014BD32170F.png" xlink:type="simple" xlink:show="embed" xlink:actuate="onLoad" draw:mime-type="image/png"/><svg:title>TexMaths</svg:title><svg:desc>12§display§x^{\frac{1}{2}}§svg§600§FALSE§</svg:desc></draw:frame></text:span><text:span text:style-name="T18"><text:s/></text:span><text:span text:style-name="T17">nicht unterstützt. Danach runden wir mit der </text:span><text:span text:style-name="T19">round()</text:span><text:span text:style-name="T17"> Methode auf den nächsten Integer. </text:span><text:span text:style-name="T20">Dieser Wert wird in </text:span><text:span text:style-name="T21">gerundet_optimale_horizontale_Aufteilungen </text:span><text:span text:style-name="T20">gespeichert. </text:span><text:span text:style-name="T17">Wir überprüfen jetzt </text:span><text:span text:style-name="T22">mit dem </text:span><text:span text:style-name="T23">Modulo (%) Operator </text:span><text:span text:style-name="T17">ob unser gerundeter </text:span><text:span text:style-name="T22">Wert bereits ein Teiler von Interessenten ist. </text:span></text:p>
      <text:p text:style-name="P14"><text:span text:style-name="T17"><text:s text:c="2"/></text:span><text:span text:style-name="T21">i</text:span><text:span text:style-name="T19">f Interessenten % gerundet_optimale_horizontale_Aufteilungen == 0</text:span></text:p>
      <text:p text:style-name="P13"><text:span text:style-name="T22">Wenn ja ist das unsere optimale Anzahl an horizontalen Aufteilungen und wir können unser Ergebnis zurückgeben:</text:span></text:p>
      <text:p text:style-name="P15"><text:span text:style-name="T24">Horizontale Aufteilungen:</text:span><text:span text:style-name="T17"> gerundet_optimale_horizontale_Aufteilungen, </text:span><text:span text:style-name="T24">vertikale Aufteilungen: </text:span><text:span text:style-name="T17">Interessenten / gerundet_optimale_horizontale_Aufteilungen, </text:span><text:span text:style-name="T24">beste Feldhöhe: </text:span><text:span text:style-name="T17">Höhe / gerundet_optimale_horizontale_Aufteilungen, </text:span><text:span text:style-name="T24">beste Feldbreite: </text:span><text:span text:style-name="T17">Breite * gerundet_optimale_horizontale_Aufteilungen / Interessenten</text:span></text:p>
      <text:p text:style-name="P14"><text:soft-page-break/>Wenn nein finden wir den Teiler von Interessenten der am nächsten an unseren gerundeten Wert herankommt. Wir berechnen den nächst niedrigeren Teiler mit</text:p>
      <text:p text:style-name="P15"><text:s text:c="4"/>lower_multiple = (gerundet_optimale_horizontale_Aufteilungen // Interessenten) * Interessenten</text:p>
      <text:p text:style-name="P14">und den nächsten höheren Teiler mit</text:p>
      <text:p text:style-name="P15"><text:s text:c="4"/>upper_multiple = lower_multiple + Interessenten</text:p>
      <text:p text:style-name="Text_20_body"><text:span text:style-name="T25">Um zu überprüfen welcher Teiler näher am gerundeten Wert ist berechnen wir den Abstand mit dem Betrag von </text:span><text:span text:style-name="T26">lower_multiple </text:span><text:span text:style-name="T25">und </text:span><text:span text:style-name="T26">upper_multiple – gerundet_optimale_horizontale_Aufteilungen</text:span><text:span text:style-name="T25">. Implementiert sieht das ganze folgendermaßen aus:</text:span></text:p>
      <text:p text:style-name="Standard">    <text:span text:style-name="T11">diff_lower = abs(lower_multiple-gerundet_optimale_horizontale_Aufteilungen)</text:span></text:p>
      <text:p text:style-name="P16">    diff_upper = abs(upper_multiple-gerundet_optimale_horizontale_Aufteilungen)</text:p>
      <text:p text:style-name="P17">Sollte <text:span text:style-name="T11">diff_lower &lt; diff_upper </text:span>sein <text:span text:style-name="T27">geben wir </text:span><text:span text:style-name="T28">lower_multiple </text:span><text:span text:style-name="T27">zurück, sollte </text:span><text:span text:style-name="T28">diff_lower &gt; diff_upper </text:span><text:span text:style-name="T27">sein geben wir </text:span><text:span text:style-name="T28">upper_multiple </text:span><text:span text:style-name="T27">zurück. Sollte der Abstand gleich sein führen wir einen zusätzlichen Test durch. </text:span></text:p>
      <text:p text:style-name="P17"><text:span text:style-name="T27">Als wir </text:span><text:span text:style-name="T28">round() </text:span><text:span text:style-name="T27">genutzt haben um unseren nächsten Integer zu finden haben wir entweder aufgerundet oder abgerundet, wir arbeiten also die ganze Zeit mit einem faktisch nicht optimalen Wert. Um das auszugleichen überprüfen wir in diesem Schritt ob wir aufgerundet oder abgerundet haben. Haben wir abgerundet wäre </text:span><text:span text:style-name="T28">upper_multiple </text:span><text:span text:style-name="T27">näher an unserem or</text:span><text:span text:style-name="T29">i</text:span><text:span text:style-name="T27">ginellen Optimalwert, andernfalls wäre </text:span><text:span text:style-name="T28">lower_multiple </text:span><text:span text:style-name="T27">näher. Wir überprüfen dies im Code mit:</text:span></text:p>
      <text:p text:style-name="Standard"><text:s text:c="4"/><text:span text:style-name="T11">if optimale_horizontale_Aufteilungen &gt; gerundet_optimale_horizontale_Aufteilungen:</text:span></text:p>
      <text:p text:style-name="P16"><text:s text:c="8"/>return upper_multiple</text:p>
      <text:p text:style-name="P16"><text:s text:c="4"/>else:</text:p>
      <text:p text:style-name="P16"><text:s text:c="8"/>return lower_multiple</text:p>
      <text:p text:style-name="P18"><text:span text:style-name="T27">Dieser Wert wird in der Variable </text:span><text:span text:style-name="T28">nearest_optimale_horizontale_Aufteilungen </text:span><text:span text:style-name="T27">gespeichert.</text:span></text:p>
      <text:p text:style-name="P19">Jetzt wo wir unseren optimalen Teiler gefunden haben könen wir mit der selben Formeln unsere restlichen Werte berechnen und zurückgeben, also:</text:p>
      <text:p text:style-name="P20"><text:span text:style-name="T30">Horizontale Aufteilungen: </text:span><text:span text:style-name="T27">nearest_optimale_horizontale_Aufteilungen, </text:span><text:span text:style-name="T30">vertikale Aufteilungen: </text:span><text:span text:style-name="T27">Interessenten / nearest_optimale_horizontale_Aufteilungen, </text:span><text:span text:style-name="T30">beste Feldhöhe: </text:span><text:span text:style-name="T27">Höhe / nearest_optimale_horizontale_Aufteilungen, </text:span><text:span text:style-name="T30">beste Feldbreite: </text:span><text:span text:style-name="T27">Breite * nearest_optimale_horizontale_Aufteilungen / Interessenten</text:span></text:p>
      <text:h text:style-name="Heading_20_1" text:outline-level="1"><text:bookmark-start text:name="__RefHeading___Toc2236_4178761632"/>Beispiele<text:bookmark-end text:name="__RefHeading___Toc2236_4178761632"/></text:h>
      <text:p text:style-name="P21">Genügend Beispiele einbinden! Die Beispiele von de<text:span text:style-name="T31">n</text:span> B<text:span text:style-name="T31">WINF</text:span>-Webseite<text:span text:style-name="T31">n</text:span> sollten hier diskutiert werden, aber auch eigene Beispiele sind sehr gut – besonders wenn sie Spezialfälle abdecken. Bitte jedoch nicht 30 Seiten Programmausgabe hier einfügen!</text:p>
      <text:h text:style-name="Heading_20_1" text:outline-level="1"><text:bookmark-start text:name="__RefHeading___Toc2238_4178761632"/>Quellcode<text:bookmark-end text:name="__RefHeading___Toc2238_4178761632"/></text:h>
      <text:p text:style-name="Standard">import math</text:p>
      <text:p text:style-name="Standard"/>
      <text:p text:style-name="Standard">def read_file(filename):</text:p>
      <text:p text:style-name="Standard">    with open(filename, 'r') as file:</text:p>
      <text:p text:style-name="Standard"><text:soft-page-break/>        lines = file.readlines()</text:p>
      <text:p text:style-name="Standard">        </text:p>
      <text:p text:style-name="Standard">        Interessenten = int(lines[0].strip())</text:p>
      <text:p text:style-name="Standard">        Höhe = int(lines[1].strip())</text:p>
      <text:p text:style-name="Standard">        Breite = int(lines[2].strip())</text:p>
      <text:p text:style-name="Standard"/>
      <text:p text:style-name="Standard">    return Interessenten, Höhe, Breite</text:p>
      <text:p text:style-name="Standard"/>
      <text:p text:style-name="Standard">def prime_check(number):</text:p>
      <text:p text:style-name="Standard">    f = 2</text:p>
      <text:p text:style-name="Standard"/>
      <text:p text:style-name="Standard">    while f * f &lt;= number:</text:p>
      <text:p text:style-name="Standard">        if number%f == 0:</text:p>
      <text:p text:style-name="Standard">            return False</text:p>
      <text:p text:style-name="Standard">        f += 1</text:p>
      <text:p text:style-name="Standard">    return True</text:p>
      <text:p text:style-name="Standard"/>
      <text:p text:style-name="Standard">def nearest_multiple_finder(gerundet_optimale_horizontale_Aufteilungen, Interessenten):</text:p>
      <text:p text:style-name="Standard">    lower_multiple = (gerundet_optimale_horizontale_Aufteilungen//Interessenten) * Interessenten</text:p>
      <text:p text:style-name="Standard">    upper_multiple = lower_multiple + Interessenten</text:p>
      <text:p text:style-name="Standard"/>
      <text:p text:style-name="Standard">    diff_lower = abs(lower_multiple-gerundet_optimale_horizontale_Aufteilungen)</text:p>
      <text:p text:style-name="Standard">    diff_upper = abs(upper_multiple-gerundet_optimale_horizontale_Aufteilungen)</text:p>
      <text:p text:style-name="Standard"/>
      <text:p text:style-name="Standard">    if diff_lower &lt; diff_upper:</text:p>
      <text:p text:style-name="Standard">        return lower_multiple</text:p>
      <text:p text:style-name="Standard">    elif diff_lower &gt; diff_upper:</text:p>
      <text:p text:style-name="Standard">        return upper_multiple</text:p>
      <text:p text:style-name="Standard">    else:</text:p>
      <text:p text:style-name="Standard">        if optimale_horizontale_Aufteilungen &gt; gerundet_optimale_horizontale_Aufteilungen:</text:p>
      <text:p text:style-name="Standard">            return upper_multiple</text:p>
      <text:p text:style-name="Standard">        else:</text:p>
      <text:p text:style-name="Standard">            return lower_multiple </text:p>
      <text:p text:style-name="Standard"/>
      <text:p text:style-name="Standard">def solve_QPG(Höhe, Breite, Interessenten):</text:p>
      <text:p text:style-name="Standard">    if prime_check(Interessenten):</text:p>
      <text:p text:style-name="Standard">        if Interessenten &lt; 10:</text:p>
      <text:p text:style-name="Standard">            if Höhe &gt; Breite:</text:p>
      <text:p text:style-name="Standard">                beste_feld_höhe = Höhe / Interessenten</text:p>
      <text:p text:style-name="Standard">                horizontale_felder_anzahl = Interessenten</text:p>
      <text:p text:style-name="Standard"/>
      <text:p text:style-name="Standard">                beste_feld_breite = Breite</text:p>
      <text:p text:style-name="Standard">                vertikale_felder_anzahl = 1</text:p>
      <text:p text:style-name="Standard"/>
      <text:p text:style-name="Standard">            else:</text:p>
      <text:p text:style-name="Standard">                beste_feld_höhe = Höhe</text:p>
      <text:p text:style-name="Standard">                horizontale_felder_anzahl = 1</text:p>
      <text:p text:style-name="Standard"/>
      <text:p text:style-name="Standard"><text:soft-page-break/>                beste_feld_breite = Breite/Interessenten</text:p>
      <text:p text:style-name="Standard">                vertikale_felder_anzahl = Interessenten</text:p>
      <text:p text:style-name="Standard"/>
      <text:p text:style-name="Standard">            return f"Beste Aufteilung ist {horizontale_felder_anzahl} horizontale Felder mal {vertikale_felder_anzahl} vertikale Felder à {beste_feld_höhe} hoch mal {beste_feld_breite} breit."</text:p>
      <text:p text:style-name="Standard">        else:</text:p>
      <text:p text:style-name="Standard">            Interessenten += 1</text:p>
      <text:p text:style-name="Standard">        </text:p>
      <text:p text:style-name="Standard">    optimale_horizontale_Aufteilungen = math.sqrt((Breite*Interessenten)/Höhe)</text:p>
      <text:p text:style-name="Standard">    gerundet_optimale_horizontale_Aufteilungen = round(optimale_horizontale_Aufteilungen, 0)</text:p>
      <text:p text:style-name="Standard"/>
      <text:p text:style-name="Standard">    if Interessenten % gerundet_optimale_horizontale_Aufteilungen == 0:</text:p>
      <text:p text:style-name="Standard">        beste_feld_höhe = Höhe/gerundet_optimale_horizontale_Aufteilungen</text:p>
      <text:p text:style-name="Standard">        beste_feld_breite = Breite * gerundet_optimale_horizontale_Aufteilungen/Interessenten</text:p>
      <text:p text:style-name="Standard"/>
      <text:p text:style-name="Standard">        return f"Beste Aufteilung ist {gerundet_optimale_horizontale_Aufteilungen} horizontale Felder mal {Interessenten/gerundet_optimale_horizontale_Aufteilungen} vertikale Felder à {beste_feld_höhe} hoch mal {beste_feld_breite} breit."</text:p>
      <text:p text:style-name="Standard"/>
      <text:p text:style-name="Standard">    else:</text:p>
      <text:p text:style-name="Standard">        nearest_optimale_horizontale_Aufteilungen = nearest_multiple_finder(gerundet_optimale_horizontale_Aufteilungen, Interessenten)</text:p>
      <text:p text:style-name="Standard"/>
      <text:p text:style-name="Standard">        beste_feld_höhe = Höhe/nearest_optimale_horizontale_Aufteilungen</text:p>
      <text:p text:style-name="Standard">        beste_feld_breite = Breite * nearest_optimale_horizontale_Aufteilungen/Interessenten</text:p>
      <text:p text:style-name="Standard"/>
      <text:p text:style-name="Standard">        return f"Beste Aufteilung ist {nearest_optimale_horizontale_Aufteilungen} horizontale Felder mal {Interessenten/nearest_optimale_horizontale_Aufteilungen} vertikale Felder à {beste_feld_höhe} hoch mal {beste_feld_breite} breit."</text:p>
      <text:p text:style-name="Standard"/>
      <text:p text:style-name="Standard">filename = 'garten0.txt'</text:p>
      <text:p text:style-name="Standard">Interessenten, Höhe, Breite = read_file(filename)</text:p>
      <text:p text:style-name="Standard"/>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Junioraufgabe 1: Quadratisch, praktisch, grün</text:reference-ref><text:tab/><text:tab/><text:span text:style-name="MT1">Team-ID: </text:span><text:span text:style-name="MT1"><text:reference-ref text:reference-format="text" text:ref-name="TeamId">00079</text:reference-ref></text:span></text:p>
      </style:header>
      <style:header-first>
        <text:p text:style-name="Header"/>
      </style:header-first>
      <style:footer>
        <text:p text:style-name="Footer"><text:tab/><text:page-number text:select-page="current">5</text:page-number>/<text:page-count>5</text:page-count></text:p>
      </style:footer>
      <style:footer-first>
        <text:p text:style-name="Footer"><text:tab/><text:page-number text:select-page="current">1</text:page-number>/<text:page-count>5</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5T09:29:42.801000000</meta:creation-date>
    <meta:editing-duration>PT31M54S</meta:editing-duration>
    <meta:editing-cycles>7</meta:editing-cycles>
    <meta:generator>LibreOffice/24.8.0.3$Windows_X86_64 LibreOffice_project/0bdf1299c94fe897b119f97f3c613e9dca6be583</meta:generator>
    <dc:date>2024-09-10T16:44:44.801000000</dc:date>
    <meta:document-statistic meta:table-count="0" meta:image-count="0" meta:object-count="0" meta:page-count="5" meta:paragraph-count="111" meta:word-count="1075" meta:character-count="9713" meta:non-whitespace-character-count="8232"/>
  </office:meta>
</office:document-meta>
</file>